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 CE" svg:font-family="'Courier New C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1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2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3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4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5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6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7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5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6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7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8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89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0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1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2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3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  <style:style style:name="P94" style:family="paragraph" style:parent-style-name="Standard">
      <style:paragraph-properties style:text-autospace="none"/>
      <style:text-properties style:font-name="Courier New CE" fo:font-size="10pt" fo:language="pl" fo:country="PL" style:font-name-asian="Courier New CE" style:font-size-asian="10pt" style:font-name-complex="Courier New CE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of new block types in block.ini</text:p>
      <text:p text:style-name="P1">=======================================</text:p>
      <text:p text:style-name="P1">When adding a new block type, you have to alter the block.ini settings.</text:p>
      <text:p text:style-name="P1"/>
      <text:p text:style-name="P1">Let's suppose, that the identifier of the new block type is "block_type".</text:p>
      <text:p text:style-name="P1"/>
      <text:p text:style-name="P1">Edit the block.ini, find the [General] group and add the block type to</text:p>
      <text:p text:style-name="P1">the AllowedTypes[] variable:</text:p>
      <text:p text:style-name="P1"/>
      <text:p text:style-name="P1"><text:s text:c="4"/>[General]</text:p>
      <text:p text:style-name="P1"><text:s text:c="4"/>AllowedTypes[]</text:p>
      <text:p text:style-name="P1"><text:s text:c="4"/># ...</text:p>
      <text:p text:style-name="P1"><text:s text:c="4"/>AllowedTypes[]=block_type</text:p>
      <text:p text:style-name="P1"/>
      <text:p text:style-name="P1">Then create a group name created [block_type] and specify the following</text:p>
      <text:p text:style-name="P1">variables (items marked with (*) are mandatory):</text:p>
      <text:p text:style-name="P1"/>
      <text:p text:style-name="P1"><text:s text:c="4"/>- Name (*)</text:p>
      <text:p text:style-name="P1"><text:s text:c="6"/>Name of the block type as it will appear in the administration</text:p>
      <text:p text:style-name="P1"><text:s text:c="6"/>interface.</text:p>
      <text:p text:style-name="P1"><text:s text:c="4"/></text:p>
      <text:p text:style-name="P1"><text:s text:c="4"/>- NumberOfValidItems (*)</text:p>
      <text:p text:style-name="P1"><text:s text:c="6"/>Maximum number of valid items (see pool.txt).</text:p>
      <text:p text:style-name="P1"><text:s text:c="4"/></text:p>
      <text:p text:style-name="P1"><text:s text:c="4"/>- NumberOfArchivedItems (*)</text:p>
      <text:p text:style-name="P1"><text:s text:c="6"/>Maximum number of archived items.</text:p>
      <text:p text:style-name="P1"/>
      <text:p text:style-name="P1"><text:s text:c="4"/>- ManualAddingOfItems (*) = disabled|enabled</text:p>
      <text:p text:style-name="P1"><text:s text:c="6"/>If enabled, an administrator/editor is allowed to add items to the</text:p>
      <text:p text:style-name="P1"><text:s text:c="6"/>queue (waiting items) manually.</text:p>
      <text:p text:style-name="P1"><text:s text:c="4"/></text:p>
      <text:p text:style-name="P1"><text:s text:c="4"/>- TTL</text:p>
      <text:p text:style-name="P1"><text:s text:c="6"/>If set, the block will not be updated for the given amount of seconds.</text:p>
      <text:p text:style-name="P1"><text:s text:c="6"/>This might be useful when the content of the block is fetched from</text:p>
      <text:p text:style-name="P1"><text:s text:c="6"/>the external resources which might be slow and not very frequently updated.</text:p>
      <text:p text:style-name="P1"><text:s text:c="6"/>Good example might be the weather forecast fetched via SOAP from </text:p>
      <text:p text:style-name="P1"><text:s text:c="6"/>an external server.</text:p>
      <text:p text:style-name="P1"/>
      <text:p text:style-name="P1"><text:s text:c="4"/>- FetchClass (*)</text:p>
      <text:p text:style-name="P1"><text:s text:c="6"/>See pool.txt for more information. Name of the class which have defined</text:p>
      <text:p text:style-name="P1"><text:s text:c="6"/>the fetch() function getting new items.</text:p>
      <text:p text:style-name="P1"><text:s text:c="4"/></text:p>
      <text:p text:style-name="P1"><text:s text:c="4"/>- FetchFixedParameters[] (*),</text:p>
      <text:p text:style-name="P1"><text:s text:c="6"/>FetchParameters[], FetchParametersIsRequired[]</text:p>
      <text:p text:style-name="P1"><text:s text:c="6"/>Some parameters to the fetch() function mentioned above might be</text:p>
      <text:p text:style-name="P1"><text:s text:c="6"/>either entered by an administrator/editor while editing a page definition</text:p>
      <text:p text:style-name="P1"><text:s text:c="6"/>(for example, a keyword in search fetch, a parent node ID of a section</text:p>
      <text:p text:style-name="P1"><text:s text:c="6"/>from which articles are going to be taken from) and some might be </text:p>
      <text:p text:style-name="P1"><text:s text:c="6"/>fixed for the given block type.</text:p>
      <text:p text:style-name="P1"><text:s text:c="6"/></text:p>
      <text:p text:style-name="P1"><text:s text:c="6"/>The set of fixed parameters is defined in FetchFixedParameters[], where</text:p>
      <text:p text:style-name="P1"><text:s text:c="6"/>a key of this array is the name of the parameter, for example:</text:p>
      <text:p text:style-name="P1"><text:s text:c="6"/></text:p>
      <text:p text:style-name="P1"><text:s text:c="8"/>FetchFixedParameters[]</text:p>
      <text:p text:style-name="P1"><text:s text:c="8"/>FetchFixedParameters[Class]=article</text:p>
      <text:p text:style-name="P1"><text:s text:c="6"/></text:p>
      <text:p text:style-name="P1"><text:s text:c="6"/>NB: as INI settings do not allow more-dimensional arrays, if you</text:p>
      <text:p text:style-name="P1"><text:s text:c="10"/>want to specify array, you have to enter it as string and then</text:p>
      <text:p text:style-name="P1"><text:s text:c="10"/>process it in your fetch function to create an array. For example</text:p>
      <text:p text:style-name="P1"><text:s text:c="10"/>an array of classes might be defined as:</text:p>
      <text:p text:style-name="P1"><text:s text:c="10"/></text:p>
      <text:p text:style-name="P1"><text:s text:c="8"/>FetchFixedParameters[]</text:p>
      <text:p text:style-name="P1"><text:s text:c="8"/>FetchFixedParameters[Class]=article;folder</text:p>
      <text:p text:style-name="P1"><text:soft-page-break/><text:s text:c="6"/></text:p>
      <text:p text:style-name="P1"><text:s text:c="6"/>Other parameters are specified by an administrator/editor in the administration</text:p>
      <text:p text:style-name="P1"><text:s text:c="6"/>interface. What is allowed to enter is specified by FetchParameters[]. Let's</text:p>
      <text:p text:style-name="P1"><text:s text:c="6"/>have a look at the following example:</text:p>
      <text:p text:style-name="P1"><text:s text:c="6"/></text:p>
      <text:p text:style-name="P1"><text:s text:c="8"/>FetchParameters[]</text:p>
      <text:p text:style-name="P1"><text:s text:c="8"/>FetchParametersIsRequired[]</text:p>
      <text:p text:style-name="P1"><text:s text:c="8"/>FetchParameters[SourceID]=nodeID</text:p>
      <text:p text:style-name="P1"><text:s text:c="8"/>FetchParametersIsRequired[Subtrees]=true</text:p>
      <text:p text:style-name="P1"><text:s text:c="8"/>FetchParameters[Subtrees]=nodeIDs</text:p>
      <text:p text:style-name="P1"><text:s text:c="8"/>FetchParameters[Keyword]=string</text:p>
      <text:p text:style-name="P1"><text:s text:c="8"/>FetchParameters[SomeInteger]=integer</text:p>
      <text:p text:style-name="P1"/>
      <text:p text:style-name="P1"><text:s text:c="6"/>The key of FetchParameters[] array gives the name of a parameter,</text:p>
      <text:p text:style-name="P1"><text:s text:c="6"/>the value specifies what type has to be entered:</text:p>
      <text:p text:style-name="P1"><text:s text:c="6"/></text:p>
      <text:p text:style-name="P1"><text:s text:c="8"/>nodeID - node ID (in the administration interface an administrator/editor</text:p>
      <text:p text:style-name="P1"><text:s text:c="26"/>browses for single node)</text:p>
      <text:p text:style-name="P1"><text:s text:c="8"/>nodeIDs - node IDs (in the administration interface an administrator/editor</text:p>
      <text:p text:style-name="P1"><text:s text:c="28"/>browses for multiple nodes)</text:p>
      <text:p text:style-name="P1"><text:s text:c="8"/>string - one line text</text:p>
      <text:p text:style-name="P1"><text:s text:c="8"/>integer - integer number</text:p>
      <text:p text:style-name="P1"/>
      <text:p text:style-name="P1"><text:s text:c="6"/>FetchParametersIsRequired[] specifies which of those parameters have</text:p>
      <text:p text:style-name="P1"><text:s text:c="6"/>to be entered.</text:p>
      <text:p text:style-name="P1"/>
      <text:p text:style-name="P1"><text:s text:c="6"/>When calling fetch() function, an array with values of parameters</text:p>
      <text:p text:style-name="P1"><text:s text:c="6"/>with keys specifying the names of parameters is passed as the first argument.</text:p>
      <text:p text:style-name="P1"><text:s text:c="6"/></text:p>
      <text:p text:style-name="P1"><text:s text:c="6"/>Note: there are two other arguments, check pool.txt for more information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 CE" svg:font-family="'Courier New C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Łukasz Serwatka</meta:initial-creator>
    <meta:creation-date>2007-11-19T12:51:06</meta:creation-date>
    <dc:creator>Łukasz Serwatka</dc:creator>
    <dc:date>2007-11-19T12:51:29</dc:date>
    <meta:editing-cycles>1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3" meta:word-count="471" meta:character-count="3705"/>
  </office:meta>
</office:document-meta>
</file>